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2025-01-23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2023-12-28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2023-01-04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2021-12-30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2021-01-06 21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2019-12-26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2019-01-03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2017-12-20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2017-01-11 16:55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2015-12-30 20:51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201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2014-01-07 17:09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2013-01-23 16:22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2012-01-19 21:50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2011-01-03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2010-01-13 20:49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2009-01-06 14:36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2008-01-02 19:01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2007-01-04 20:41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2006-01-18 23:31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2005-01-04 16:49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2004-01-07 03:42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2003-01-03 21:34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2002-01-02 21:56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2001-01-09 23:04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2000-01-04 16:59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1999-01-06 17:09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1998-01-07 16:33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199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199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199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199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199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199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199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198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198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198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5097574301</text:p>
          </table:table-cell>
          <table:table-cell office:value-type="string" calcext:value-type="string">
            <text:p>1986-09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